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1bb58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ce4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Technical Administrator</text:span> @ Mypower,UK</text:p>
      <text:p text:style-name="Standard"><text:span text:style-name="T1">August</text:span> 202<text:span text:style-name="T1">0</text:span> - <text:span text:style-name="T1">April</text:span> 202<text:span text:style-name="T1">1</text:span> </text:p>
      <text:list xml:id="list2910949016" text:style-name="L1">
        <text:list-item>
          <text:p text:style-name="P1">Created and modified mobile and desktop apps as well as their back-end web services.</text:p>
        </text:list-item>
        <text:list-item>
          <text:p text:style-name="P1">Contributed to the design and maintenance of relational databases.</text:p>
        </text:list-item>
        <text:list-item>
          <text:p text:style-name="P1">Refactored portions of the code to fit with modern design patterns.</text:p>
        </text:list-item>
        <text:list-item>
          <text:p text:style-name="P1">Provided data illustration and presentation using interactive graphs and report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T</text:span><text:span text:style-name="T4">ECHNICAL</text:span> ADMINISTRATOR Mypower UK</text:p>
      <text:p text:style-name="Standard">Ł August 2020 ‑ April 2021  Toddington, UK</text:p>
      <text:p text:style-name="Standard">• Primarily responsible for file collation, creating comprehensive handover</text:p>
      <text:p text:style-name="Standard">packs for clients, with information about their solar panel installations.</text:p>
      <text:p text:style-name="Standard">• Developed a Python script during personal time to streamline the collation</text:p>
      <text:p text:style-name="Standard">process and improve efficiency.</text:p>
      <text:p text:style-name="Standard">• Started the development of an application using C# to replace the Python</text:p>
      <text:p text:style-name="Standard">script, adding a user‑friendly UI, allowing for other users.</text:p>
      <text:p text:style-name="Standard">• Used Excel spreadsheets to analyse data, calculating expected returns from</text:p>
      <text:p text:style-name="Standard">installing batteries in conjunction with solar panel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9T17:55:27.975000000</dc:date>
    <meta:editing-duration>PT6M49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6" meta:word-count="145" meta:character-count="960" meta:non-whitespace-character-count="834"/>
  </office:meta>
</office:document-meta>
</file>